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officeooo:rsid="0029645f"/>
    </style:style>
    <style:style style:family="text" style:name="T6">
      <style:text-properties officeooo:rsid="00257467"/>
    </style:style>
    <style:style style:family="text" style:name="T7">
      <style:text-properties fo:background-color="transparent" loext:char-shading-value="0"/>
    </style:style>
    <style:style style:family="text" style:name="T8">
      <style:text-properties fo:background-color="transparent" loext:char-shading-value="0" officeooo:rsid="0021cb38"/>
    </style:style>
    <style:style style:family="text" style:name="T9">
      <style:text-properties officeooo:rsid="001c054d"/>
    </style:style>
    <style:style style:family="text" style:name="T10">
      <style:text-properties officeooo:rsid="002b7aea"/>
    </style:style>
    <style:style style:family="text" style:name="T11">
      <style:text-properties officeooo:rsid="002161f2"/>
    </style:style>
    <style:style style:family="text" style:name="T12">
      <style:text-properties officeooo:rsid="00330896"/>
    </style:style>
    <style:style style:family="text" style:name="T13">
      <style:text-properties fo:color="#ce181e"/>
    </style:style>
    <style:style style:family="text" style:name="T14">
      <style:text-properties fo:background-color="#fff200" fo:color="#ce181e" loext:char-shading-value="0"/>
    </style:style>
    <style:style style:family="text" style:name="T15">
      <style:text-properties fo:background-color="#fff200" fo:color="#ce181e" loext:char-shading-value="0"/>
    </style:style>
    <style:style style:family="text" style:name="T16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2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6">do text</text:span></text:p><text:p text:style-name="P17"><text:span text:style-name="T17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<text:span text:style-name="T15">onze heures</text:span>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7"><text:span text:style-name="T18">do section- if not len(</text:span><text:span text:style-name="T19">licence_helper.getLastInquiry().</text:span><text:span text:style-name="T18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7"><text:span text:style-name="T18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8">do text for claimant in </text:span><text:span text:style-name="T19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,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6">do text</text:span></text:p><text:p text:style-name="P17"><text:span text:style-name="T17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officeooo:rsid="0029645f"/>
    </style:style>
    <style:style style:family="text" style:name="T6">
      <style:text-properties officeooo:rsid="00257467"/>
    </style:style>
    <style:style style:family="text" style:name="T7">
      <style:text-properties fo:background-color="transparent" loext:char-shading-value="0"/>
    </style:style>
    <style:style style:family="text" style:name="T8">
      <style:text-properties fo:background-color="transparent" loext:char-shading-value="0" officeooo:rsid="0021cb38"/>
    </style:style>
    <style:style style:family="text" style:name="T9">
      <style:text-properties officeooo:rsid="001c054d"/>
    </style:style>
    <style:style style:family="text" style:name="T10">
      <style:text-properties officeooo:rsid="002b7aea"/>
    </style:style>
    <style:style style:family="text" style:name="T11">
      <style:text-properties officeooo:rsid="002161f2"/>
    </style:style>
    <style:style style:family="text" style:name="T12">
      <style:text-properties officeooo:rsid="00330896"/>
    </style:style>
    <style:style style:family="text" style:name="T13">
      <style:text-properties fo:color="#ce181e"/>
    </style:style>
    <style:style style:family="text" style:name="T14">
      <style:text-properties fo:background-color="#fff200" fo:color="#ce181e" loext:char-shading-value="0"/>
    </style:style>
    <style:style style:family="text" style:name="T15">
      <style:text-properties fo:background-color="#fff200" fo:color="#ce181e" loext:char-shading-value="0"/>
    </style:style>
    <style:style style:family="text" style:name="T16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2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6">do text</text:span></text:p><text:p text:style-name="P17"><text:span text:style-name="T17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<text:span text:style-name="T15">onze heures</text:span>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7"><text:span text:style-name="T18">do section- if not len(</text:span><text:span text:style-name="T19">licence_helper.getLastInquiry().</text:span><text:span text:style-name="T18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7"><text:span text:style-name="T18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8">do text for claimant in </text:span><text:span text:style-name="T19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,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6">do text</text:span></text:p><text:p text:style-name="P17"><text:span text:style-name="T17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officeooo:rsid="0029645f"/>
    </style:style>
    <style:style style:family="text" style:name="T6">
      <style:text-properties officeooo:rsid="00257467"/>
    </style:style>
    <style:style style:family="text" style:name="T7">
      <style:text-properties fo:background-color="transparent" loext:char-shading-value="0"/>
    </style:style>
    <style:style style:family="text" style:name="T8">
      <style:text-properties fo:background-color="transparent" loext:char-shading-value="0" officeooo:rsid="0021cb38"/>
    </style:style>
    <style:style style:family="text" style:name="T9">
      <style:text-properties officeooo:rsid="001c054d"/>
    </style:style>
    <style:style style:family="text" style:name="T10">
      <style:text-properties officeooo:rsid="002b7aea"/>
    </style:style>
    <style:style style:family="text" style:name="T11">
      <style:text-properties officeooo:rsid="002161f2"/>
    </style:style>
    <style:style style:family="text" style:name="T12">
      <style:text-properties officeooo:rsid="00330896"/>
    </style:style>
    <style:style style:family="text" style:name="T13">
      <style:text-properties fo:color="#ce181e"/>
    </style:style>
    <style:style style:family="text" style:name="T14">
      <style:text-properties fo:background-color="#fff200" fo:color="#ce181e" loext:char-shading-value="0"/>
    </style:style>
    <style:style style:family="text" style:name="T15">
      <style:text-properties fo:background-color="#fff200" fo:color="#ce181e" loext:char-shading-value="0"/>
    </style:style>
    <style:style style:family="text" style:name="T16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2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6">do text</text:span></text:p><text:p text:style-name="P17"><text:span text:style-name="T17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<text:span text:style-name="T15">onze heures</text:span>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7"><text:span text:style-name="T18">do section- if not len(</text:span><text:span text:style-name="T19">licence_helper.getLastInquiry().</text:span><text:span text:style-name="T18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7"><text:span text:style-name="T18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8">do text for claimant in </text:span><text:span text:style-name="T19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,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6">do text</text:span></text:p><text:p text:style-name="P17"><text:span text:style-name="T17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officeooo:rsid="0029645f"/>
    </style:style>
    <style:style style:family="text" style:name="T6">
      <style:text-properties officeooo:rsid="00257467"/>
    </style:style>
    <style:style style:family="text" style:name="T7">
      <style:text-properties fo:background-color="transparent" loext:char-shading-value="0"/>
    </style:style>
    <style:style style:family="text" style:name="T8">
      <style:text-properties fo:background-color="transparent" loext:char-shading-value="0" officeooo:rsid="0021cb38"/>
    </style:style>
    <style:style style:family="text" style:name="T9">
      <style:text-properties officeooo:rsid="001c054d"/>
    </style:style>
    <style:style style:family="text" style:name="T10">
      <style:text-properties officeooo:rsid="002b7aea"/>
    </style:style>
    <style:style style:family="text" style:name="T11">
      <style:text-properties officeooo:rsid="002161f2"/>
    </style:style>
    <style:style style:family="text" style:name="T12">
      <style:text-properties officeooo:rsid="00330896"/>
    </style:style>
    <style:style style:family="text" style:name="T13">
      <style:text-properties fo:color="#ce181e"/>
    </style:style>
    <style:style style:family="text" style:name="T14">
      <style:text-properties fo:background-color="#fff200" fo:color="#ce181e" loext:char-shading-value="0"/>
    </style:style>
    <style:style style:family="text" style:name="T15">
      <style:text-properties fo:background-color="#fff200" fo:color="#ce181e" loext:char-shading-value="0"/>
    </style:style>
    <style:style style:family="text" style:name="T16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2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6">do text</text:span></text:p><text:p text:style-name="P17"><text:span text:style-name="T17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<text:span text:style-name="T15">onze heures</text:span>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7"><text:span text:style-name="T18">do section- if not len(</text:span><text:span text:style-name="T19">licence_helper.getLastInquiry().</text:span><text:span text:style-name="T18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7"><text:span text:style-name="T18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8">do text for claimant in </text:span><text:span text:style-name="T19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,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6">do text</text:span></text:p><text:p text:style-name="P17"><text:span text:style-name="T17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8-10-05T11:18:10.445763956</dc:date>
    <meta:editing-duration>PT1H56M14S</meta:editing-duration>
    <meta:editing-cycles>35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6" meta:word-count="184" meta:character-count="1300" meta:non-whitespace-character-count="1167"/>
  </office:meta>
</office:document-meta>
</file>